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padding="0cm" fo:border-left="none" fo:border-right="none" fo:border-top="none" fo:border-bottom="0.088cm solid #000000" style:shadow="none"/>
      <style:text-properties fo:font-size="11pt" style:font-size-asian="11pt" style:font-size-complex="11pt"/>
    </style:style>
    <style:style style:name="P3" style:family="paragraph" style:parent-style-name="Standard">
      <style:paragraph-properties fo:padding="0.049cm" fo:border-left="none" fo:border-right="none" fo:border-top="0.018cm dotted #000000" fo:border-bottom="0.018cm dotted #000000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QL-Datenbanken</text:h>
      <text:p text:style-name="P2">Aufgabenblatt SQL-Abfragen 1</text:p>
      <text:p text:style-name="Standard"/>
      <text:p text:style-name="P1">Schreibe für jede Frage das entsprechende SQL-Statement hin, welches die gesuchte Antwort produzieren würde.</text:p>
      <text:p text:style-name="Standard"/>
      <text:p text:style-name="Standard"/>
      <text:p text:style-name="Standard">Bei welchen Filmen war Robert Campbell Director?</text:p>
      <text:p text:style-name="P3"/>
      <text:p text:style-name="P3"/>
      <text:p text:style-name="P3"/>
      <text:p text:style-name="Standard"/>
      <text:p text:style-name="Standard"/>
      <text:p text:style-name="Standard">Welche Filme wurden vor 1990 produziert? </text:p>
      <text:p text:style-name="P3"/>
      <text:p text:style-name="P3"/>
      <text:p text:style-name="P3"/>
      <text:p text:style-name="Standard"/>
      <text:p text:style-name="Standard">Wieviele Filme haben eine Spielzeit von weniger als 100 Minuten?</text:p>
      <text:p text:style-name="P3"/>
      <text:p text:style-name="P3"/>
      <text:p text:style-name="P3"/>
      <text:p text:style-name="Standard"/>
      <text:p text:style-name="Standard"/>
      <text:p text:style-name="Standard">In welchen Filmen spielt der Schauspieler Arnold Schwarzenegger mit, und als welche Person?</text:p>
      <text:p text:style-name="P3"/>
      <text:p text:style-name="P3"/>
      <text:p text:style-name="P3"/>
      <text:p text:style-name="Standard"/>
      <text:p text:style-name="Standard"/>
      <text:p text:style-name="Standard">In welchen Dramen spielt der Schauspieler Johnny Depp?</text:p>
      <text:p text:style-name="P3"/>
      <text:p text:style-name="P3"/>
      <text:p text:style-name="P3"/>
      <text:p text:style-name="Standard"/>
      <text:p text:style-name="Standard">Wieviele Filme sind Sci-Fi-Filme?</text:p>
      <text:p text:style-name="P3"/>
      <text:p text:style-name="P3"/>
      <text:p text:style-name="P3"/>
      <text:p text:style-name="Standard"/>
      <text:p text:style-name="Standard"/>
      <text:p text:style-name="Standard">Wieviele Filme sind in jedem Genre?</text:p>
      <text:p text:style-name="P3"/>
      <text:p text:style-name="P3"/>
      <text:p text:style-name="P3"/>
      <text:p text:style-name="Standard"/>
      <text:p text:style-name="Standard"/>
      <text:p text:style-name="Standard">Was ist die gesamte Spielzeit aller Filme pro Genre?</text:p>
      <text:p text:style-name="P3"/>
      <text:p text:style-name="P3"/>
      <text:p text:style-name="P3"/>
      <text:p text:style-name="Standard"/>
      <text:p text:style-name="Standard"/>
      <text:p text:style-name="Standard">Finde für jeden Film die Anzahl der Genres, denen er zugeordnet ist.</text:p>
      <text:p text:style-name="P3"/>
      <text:p text:style-name="P3"/>
      <text:p text:style-name="P3"/>
      <text:p text:style-name="Standard"/>
      <text:p text:style-name="Standard"/>
      <text:p text:style-name="Standard">In welchen Filmen spielen Johnnie Depp und Leonardo DiCaprio zusammen?</text:p>
      <text:p text:style-name="P3"/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QL-Code" style:family="paragraph" style:parent-style-name="Standard" style:class="text">
      <style:text-properties style:font-name="Courier New" fo:font-size="9pt" fo:font-style="normal" style:font-size-asian="9pt" style:font-size-complex="9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09T11:39:38.48</meta:creation-date>
    <dc:date>2012-03-09T15:48:40</dc:date>
    <meta:editing-duration>PT56M39S</meta:editing-duration>
    <meta:editing-cycles>7</meta:editing-cycles>
    <meta:generator>LibreOffice/3.3$Linux LibreOffice_project/330m19$Build-202</meta:generator>
    <dc:creator>Pascal Schuppli</dc:creator>
    <meta:document-statistic meta:table-count="0" meta:image-count="0" meta:object-count="0" meta:page-count="1" meta:paragraph-count="13" meta:word-count="103" meta:character-count="707"/>
    <meta:user-defined meta:name="Info 1"/>
    <meta:user-defined meta:name="Info 2"/>
    <meta:user-defined meta:name="Info 3"/>
    <meta:user-defined meta:name="Info 4"/>
  </office:meta>
</office:document-meta>
</file>